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3,9 2469">
            <text:p>test_Parser(primitives): 3,9 2469</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3.9">
            <text:p>3,9 sec</text:p>
          </table:table-cell>
          <table:table-cell table:style-name="ce162" table:formula="of:=TESTSTAT(&quot;count&quot;; [.B46])" office:value-type="float" office:value="2469">
            <text:p>2469</text:p>
          </table:table-cell>
          <table:table-cell table:style-name="ce164" table:formula="of:=[.E46]/[.D46]" office:value-type="float" office:value="633.076923076923">
            <text:p>633,1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0,1 1603">
            <text:p>test_Parser(multiplicity): 10,1 1603</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0.1">
            <text:p>10,1 sec</text:p>
          </table:table-cell>
          <table:table-cell table:style-name="ce162" table:formula="of:=TESTSTAT(&quot;count&quot;; [.B47])" office:value-type="float" office:value="1603">
            <text:p>1603</text:p>
          </table:table-cell>
          <table:table-cell table:style-name="ce164" table:formula="of:=[.E47]/[.D47]" office:value-type="float" office:value="158.712871287129">
            <text:p>158,7 a/sec</text:p>
          </table:table-cell>
          <table:table-cell table:number-columns-repeated="4"/>
        </table:table-row>
        <table:table-row table:style-name="ro6">
          <table:table-cell/>
          <table:table-cell table:formula="of:=TEST_PARSER(&quot;basic&quot;)" office:value-type="string" office:string-value="test_Parser(basic): 15,5 9164">
            <text:p>test_Parser(basic): 15,5 9164</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5.5">
            <text:p>15,5 sec</text:p>
          </table:table-cell>
          <table:table-cell table:style-name="ce162" table:formula="of:=TESTSTAT(&quot;count&quot;; [.B48])" office:value-type="float" office:value="9164">
            <text:p>9164</text:p>
          </table:table-cell>
          <table:table-cell table:style-name="ce164" table:formula="of:=[.E48]/[.D48]" office:value-type="float" office:value="591.225806451613">
            <text:p>591,2 a/sec</text:p>
          </table:table-cell>
          <table:table-cell table:number-columns-repeated="4"/>
        </table:table-row>
        <table:table-row table:style-name="ro6">
          <table:table-cell/>
          <table:table-cell table:formula="of:=TEST_PARSER(&quot;special&quot;)" office:value-type="string" office:string-value="test_Parser(special): 3,5 536">
            <text:p>test_Parser(special): 3,5 536</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3.5">
            <text:p>3,5 sec</text:p>
          </table:table-cell>
          <table:table-cell table:style-name="ce162" table:formula="of:=TESTSTAT(&quot;count&quot;; [.B49])" office:value-type="float" office:value="536">
            <text:p>536</text:p>
          </table:table-cell>
          <table:table-cell table:style-name="ce164" table:formula="of:=[.E49]/[.D49]" office:value-type="float" office:value="153.142857142857">
            <text:p>153,1 a/sec</text:p>
          </table:table-cell>
          <table:table-cell table:number-columns-repeated="4"/>
        </table:table-row>
        <table:table-row table:style-name="ro6">
          <table:table-cell/>
          <table:table-cell table:formula="of:=TEST_PARSER(&quot;numbers&quot;)" office:value-type="string" office:string-value="test_Parser(numbers): 7,6 3103">
            <text:p>test_Parser(numbers): 7,6 3103</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7.6">
            <text:p>7,6 sec</text:p>
          </table:table-cell>
          <table:table-cell table:style-name="ce162" table:formula="of:=TESTSTAT(&quot;count&quot;; [.B50])" office:value-type="float" office:value="3103">
            <text:p>3103</text:p>
          </table:table-cell>
          <table:table-cell table:style-name="ce164" table:formula="of:=[.E50]/[.D50]" office:value-type="float" office:value="408.289473684211">
            <text:p>408,3 a/sec</text:p>
          </table:table-cell>
          <table:table-cell table:number-columns-repeated="4"/>
        </table:table-row>
        <table:table-row table:style-name="ro6">
          <table:table-cell/>
          <table:table-cell table:formula="of:=TEST_PARSER(&quot;types&quot;)" office:value-type="string" office:string-value="test_Parser(types): 11,5 11206">
            <text:p>test_Parser(types): 11,5 11206</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1.5">
            <text:p>11,5 sec</text:p>
          </table:table-cell>
          <table:table-cell table:style-name="ce162" table:formula="of:=TESTSTAT(&quot;count&quot;; [.B51])" office:value-type="float" office:value="11206">
            <text:p>11206</text:p>
          </table:table-cell>
          <table:table-cell table:style-name="ce164" table:formula="of:=[.E51]/[.D51]" office:value-type="float" office:value="974.434782608696">
            <text:p>974,4 a/sec</text:p>
          </table:table-cell>
          <table:table-cell table:number-columns-repeated="4"/>
        </table:table-row>
        <table:table-row table:style-name="ro6">
          <table:table-cell table:number-columns-repeated="3"/>
          <table:table-cell table:style-name="ce161" table:formula="of:=SUM([.D46:.D51])" office:value-type="float" office:value="52.1">
            <text:p>52,1 sec</text:p>
          </table:table-cell>
          <table:table-cell table:style-name="ce163" table:formula="of:=SUM([.E46:.E51])" office:value-type="float" office:value="28081">
            <text:p>28081</text:p>
          </table:table-cell>
          <table:table-cell table:style-name="ce165" table:formula="of:=[.E52]/[.D52]" office:value-type="float" office:value="538.982725527831">
            <text:p>539,0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3,1 27791">
            <text:p>test_Parser(all): 53,1 27791</text:p>
          </table:table-cell>
          <table:table-cell table:formula="of:=TESTSTAT(&quot;name&quot;; [.B54])" office:value-type="string" office:string-value="test_Parser(all):">
            <text:p>test_Parser(all):</text:p>
          </table:table-cell>
          <table:table-cell table:style-name="ce160" table:formula="of:=TESTSTAT(&quot;time&quot;; [.B54])" office:value-type="float" office:value="53.1">
            <text:p>53,1 sec</text:p>
          </table:table-cell>
          <table:table-cell table:style-name="ce162" table:formula="of:=TESTSTAT(&quot;count&quot;; [.B54])" office:value-type="float" office:value="27791">
            <text:p>27791</text:p>
          </table:table-cell>
          <table:table-cell table:style-name="ce164" table:formula="of:=[.E54]/[.D54]" office:value-type="float" office:value="523.370998116761">
            <text:p>523,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3.06.2017</text:date>, <text:time>16:39:5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3T16:39:52.78</dc:date>
    <meta:editing-duration>P168DT21H2M8S</meta:editing-duration>
    <meta:editing-cycles>75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typeName_List : typeName_List = "Data/List"
	Dim bs As Variant
	bs = getBounds(Array())
	assertEqual(typeOf(bs), typeName_List).x
	assertEqual(toString(bs), "[[0, -1, 0]]").x

	bs = getBounds(Array(1))
	assertEqual(typeOf(bs), typeName_List).x
	assertEqual(toString(bs), "[[0, 0, 1]]").x

	bs = getBounds(Array(1, 2, 3))
	assertEqual(typeOf(bs), typeName_List).x
	assertEqual(toString(bs), "[[0, 2, 3]]").x

	bs = getBounds(Array(1, Array(2, 3)))
	assertEqual(typeOf(bs), typeName_List).x
	assertEqual(toString(bs), "[[0, 1, 2]]").x

	bs = getBounds(DimArray(1, 2, 3))
	assertEqual(typeOf(bs), typeName_List).x
	assertEqual(toString(bs), "[[0, 1, 2], [0, 2, 3], [0, 3, 4]]").x

	Dim a(1 To 5, -7 To 2)
	bs = getBounds(a)
	assertEqual(typeOf(bs), typeName_List).x
	assertEqual(toString(bs), "[[1, 5, 5], [-7, 2, 10]]").x
End Function

Function test_getSizes()
	Dim typeName_List : typeName_List = "Data/List"
	Dim bs As Variant
	bs = getSizes(Array())
	assertEqual(typeOf(bs), typeName_List).x
	assertEqual(toString(bs), "[0]").x

	bs = getSizes(Array(1, 2, 3))
	assertEqual(typeOf(bs), typeName_List).x
	assertEqual(toString(bs), "[3]").x

	bs = getSizes(Array(1, Array(2, 3)))
	assertEqual(typeOf(bs), typeName_List).x
	assertEqual(toString(bs), "[2]").x

	bs = getSizes(DimArray(1, 2, 3))
	assertEqual(typeOf(bs), typeName_List).x
	assertEqual(toString(bs), "[2, 3, 4]").x

	Dim a(1 To 5, -7 To 2)
	bs = getSizes(a)
	assertEqual(typeOf(bs), typeName_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Function cons(Optional x, Optional xs)
	Dim out As Variant : Static oFn As Object : Static c As Object
	If isNull(oFn) Then
		oFn = Fn.cons
		c = Tp.List_Cons
	End If
	If isMissing(xs) Then
		out = _apply(oFn, x, xs)
	Else
		If isList(xs) Then
			out = applyDC(c, x, xs)
		Else
			croak("cons: invalid tail - expected a List but got a " &amp; typeOf(xs) &amp; ":" &amp; NL &amp; toString(xs))
		End If
	End If
	cons = out
End Function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isList = hasType(x, TList)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Of(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Of()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Of()
	assertEqual(typeOf(nil), "Data/List").x
	
	Dim lst
	lst = cons(5, nil)
	assertEqual(typeOf(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str		As String	' debugger shows that in inspector
	id		As Long
	ctor	As DataValue
	fields	As Array
	x		As Variant
End Type

Type Tp
	TDataTypeCtor	As DataValue
	DataTypeCtor	As Datavalue
	
	TDataCtor		As DataValue
	DataCtor		As Datavalue
	
	List			As DataValue
	List_Nil		As DataValue
	List_Cons		As DataValue

	TType			As DataValue
	TType_Param		As DataValue
	TType_App		As DataValue
	TType_Str		As DataValue
	TType_Int		As DataValue
End Type

Const DataCtor_name     = 0
Const DataCtor_argTypes = 1
Const DataCtor_typeCtor = 2

Const DataTypeCtor_name  	 = 0
Const DataTypeCtor_arity 	 = 1
Const DataTypeCtor_dataCtors = 2


Sub Main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Dim tcType
		tcType = _mkDataTypeCtor("Type", 0)
		out.TType = tcType
		
		Dim cStr, vStr
		cStr = _mkDataCtor(tcType, "String", vNil)
		vStr = cStr.x
		out.TType_Str = cStr

		Dim cInt, vInt
		cInt = _mkDataCtor(tcType, "Integer", vNil)
		vInt = cInt.x
		out.TType_Int = cInt
		
		Dim cParam
		cParam = _mkDataCtor(tcType, "Param", _
			_newDataValue(cCons, Array(vInt, _
								 vNil _
		)))
		out.TType_Param = cParam
		
		Dim cApp
		cApp = _mkDataCtor(tcType, "App", _
			_newDataValue(cCons, Array(tcType, _
			_newDataValue(cCons, Array(tcType, _
								 vNil _
		)))
		out.TType_App = cApp
		
		' Now fix argTypes of cons so we can use list fns
		Dim vParam, vApp
		vParam = _newDataValue(cParam, Array(0))
		vApp   = _newDataValue(cApp, Array(tcList, vParam))
		vParam.str = "a0"
		vApp.str   = field(DataTypeCtor_name, tcList) &amp; " " &amp; vParam.str
		cCons.fields(DataCtor_argTypes) =		_
			_newDataValue( cCons, Array(vParam,	_
			_newDataValue( cCons, Array(vApp,	_
			vNil _
		))))
		
		' argTypes of DataTypeCtor
		vApp = applyDC(cApp, tcList, tcDataTypeCtor)
		vApp.str = "[TDataTypeCtor]"
		cDataTypeCtor.fields(DataCtor_argTypes) = _
			List(vStr, vInt, vApp)
		
		' argTypes of DataCtor
		vApp = applyDC(cApp, tcList, tcType)
		vApp.str = "[Type]"
		cDataCtor.fields(DataCtor_argTypes) = _
			List(vStr, vApp, tcDataTypeCtor)
		
		' set dataCtors fields
		tcDataTypeCtor.fields(DataTypeCtor_dataCtors) =	List(cDataTypeCtor)
		tcDataCtor.fields(DataTypeCtor_dataCtors) =	List(cDataCtor)
		tcList.fields(DataTypeCtor_dataCtors) =	_
			List(cNil, cCons)
		tcType.fields(DataTypeCtor_dataCtors) =	_
			List(cInt, cStr, cParam, cApp)

		
		out.TDataTypeCtor.str	= "TDataTypeCtor"
		out.DataTypeCtor.str	= "DataTypeCtor :: Str -&gt; Int -&gt; (List TDataCtor) -&gt; TDataTypeCtor"
		
		out.TDataCtor.str		= "TDataCtor"
		out.DataCtor.str		= "DataCtor :: Str -&gt; (List Type) -&gt; TDataTypeCtor -&gt; TDataCtor"

		out.TType.str			= "Type"
		out.TType_Str.str		= "Str :: Type"
		out.TType_Int.str		= "Int :: Type"
		out.TType_Param.str		= "Param :: Int -&gt; Type"
		out.TType_App.str		= "App :: Type -&gt; Type -&gt; Type"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
	Static out As Object : If isNull(out) Then : out = Tp.List : End If
	TList = out
End Function

Function TType()
	Static out As Object : If isNull(out) Then : out = Tp.TType : End If
	TType = out
End Function

' Str -&gt; [Type] -&gt; TDataTypeCtor -&gt; TDataCtor
Function DataCtor( _
	Optional _name As String, _
	Optional argTypes As Integer,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vNil As Object
	If isNull(oFn) Then 
		oFn = Fn.isNil
		vNil = nil
	End If
	If isMissing(xs) Then
		isNil = oFn
	ElseIf hasType(xs, TList) Then
		isNil = DataValue_same(xs, nil)
	Else
		croak("isNil: expected a List but got " &amp; NL &amp; toString(v)
	End If
End Function

Function List_cons(Optional x As Variant, Optional xs As Variant)
	Static c As Object : If isNull(c) Then : c = Tp.List_Cons : End If
	Dim out As Variant
	If isMissing(x) Then
		out = c
	ElseIf isMissing(xs) Then
		croak("List_cons/NYI: partial application")
	Else
		' TODO: require xs to be of type List a and x of type a
		'out = _newDataValue(c, Array(x, xs))
		out = applyDC(c, x, xs)
	End If
	List_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 As Object : If isNull(c) Then : c = Tp.TType_App : End If
	Dim out
	If isMissing(tc) Then
		out = c
	Else
		'out = applyDC(c, tc, ta)
		out = _newDataValue(c, Array(tc, ta))
		If (tc.str &lt;&gt; "") And (ta.str &lt;&gt; "") Then
			If InStr(tc.str, " ") &lt;= 0 Then
				out.str = tc.str
			Else
				out.str = "(" &amp; tc.str &amp; ")"
			End If
			If InStr(ta.str, " ") &lt;= 0 Then
				out.str = out.str &amp; " " &amp; ta.str
			Else
				out.str = out.str &amp; " (" &amp; ta.str &amp; ")"
			End If
		End If
	End If
	TypeApp = out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End If
		If isMissing(v) Then
			out = oFn
		Else
			out = apply1(oFn, v)
		End If
	Else
		out = False
		Dim ct As Variant, cv As Variant
		ct = ctorOf(t)
		If isEmpty(ct) Then
			Goto hasType_invalidType
		ElseIf DataValue_same(ct, DataTypeCtor) Then
			cv = ctorOf(v)
			If Not(isEmpty(cv)) Then
				Dim tc As Object
				tc = field(DataCtor_typeCtor, cv)
				'out = isSubtypeOf(tc, t)
				out = DataValue_same(tc, t)
			End If
		Else ' t is not a DataTypeCtor
			If DataValue_same(field(DataCtor_typeCtor, ct), TType) Then
				' Note: TString and TInteger return the singleton
				'       *value*, not the data ctor!
				If DataValue_same(t, TString) Then
					out = isString(v)
				ElseIf DataValue_same(t, TInteger) Then
					out = isInteger(v)
				Else
					croak("hasType/NYI: test against " _
						&amp; DataValue_toString(t))
				End If
			Else ' t is not a TType data ctor either
				Goto hasType_invalidType
			End If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hasType(c, Tp.TDataCtor))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Param" ' TypeParam Integer
							out = out &amp; args(0)
						Case "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hasType(typeCtor, TP.TData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typeOf(x As Variant)
	Dim out As String
	out = TypeName(x)
	If out = "Object" Then ' DONT dot-access fields in here!
		Dim c
		c = ctorOf(x)
		If isEmpty(c) Then ' x is not a DataValue
			out = _typeOf(x)
		Else ' x is a DataValue
			out = "Data/" &amp; _
				field(DataTypeCtor_name, field(DataCtor_typeCtor, c))
		End If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Dim out As Variant
	If isMissing(x) Then 
		If isNull(oFn) Then : oFn = Fn.ctorOf : End If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Dim a
	a = DataCtor
	assertEqual(typeOf(a), "Data/TDataCtor").x
	a = TDataCtor
	assertEqual(typeOf(a), "Data/TDataTypeCtor").x
	a = TDataTypeCtor
	assertEqual(typeOf(a), "Data/TDataTypeCtor").x
	a = DataTypeCtor
	assertEqual(typeOf(a), "Data/TDataCtor").x
	
	a = TList
	assertEqual(typeOf(a), "Data/TDataTypeCtor").x
	
	a = nil	' returns the singleton *value*
	assertEqual(typeOf(a), "Data/List").x
	a = List_cons
	assertEqual(typeOf(a), "Data/TDataCtor").x
	a = List_cons(nil, nil)
	assertEqual(typeOf(a), "Data/List").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nil
	assertEqual(isDataValue(vNil), True).x
	' nil returns the same instance again
	assertEqual(DataValue_same(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List_cons(vNil, vNil)
	assertEqual(isDataValue(xs), True).x
	assert_hasCtor(xs, cCons).x
	assertEqual(isNil(xs), False).x
	ys = List_cons(vNil, ys)
	assertEqual(isDataValue(ys), True).x
	assert_hasCtor(ys, cCons).x
	assertEqual(isNil(ys), False).x
	
	assertThrows(isNil, Array(Empty)).x
	assertThrows(isNil, Array(Nothing)).x
	assertThrows(isNil, Array(0)).x
	assertThrows(isNil, Array("")).x
	assertThrows(isNil, Array(cNil)).x ' ctor != value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TString
	assertEqual(isDataValue(vString), True).x
	assertEqual( fieldCount(vString), 0).x	' singleton value
	' TString returns the same instance again
	assert_same(TString,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TInteger
	assertEqual(isDataValue(vInt), True).x
	assertEqual( fieldCount(vInt), 0).x	' singleton value
	' TInteger returns the same instance again
	assert_same(TInteger,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TypeApp
	Dim vApp As Variant
	vApp = TypeApp(tcList, vInt)
	assertEqual(isDataValue(vApp),	True	).x
	assertEqual( fieldCount(vApp),	2		).x
	assert_hasCtor(         vApp,	cApp	).x	

	assert_same(field(0,	vApp),	tcList).x
	assert_same(field(1,	vApp),	vInt).x
	
	
	'--- apply data ctor DataTypeCtor
	Dim tcUnit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             nil,	TList),		True).x
	assertEqual(hasType(List_cons(1, nil),	TList),		True).x
	assertEqual(hasType(List_cons,				TList),		False).x
	assertEqual(hasType(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List,			TString),	False).x
	assertEqual(hasType(nil,		TString),	False).x
	assertEqual(hasType(List_cons,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List,			TInteger),	False).x
	assertEqual(hasType(nil,		TInteger),	False).x
	assertEqual(hasType(List_cons,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nil,				TType), False).x
	'assertEqual(hasType(List_cons(1, nil),	TType),	False).x
	'assertEqual(hasType(List_cons,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vStr, vInt
	Dim cNil, cStr, cInt
	vNil = nil
	cNil = ctorOf(vNil)
	assertEqual(vNil.str,		"[]").x
	'assertEqual(cNil.str,		"List.Nil").x
	assertEqual(cNil.str,		"Nil :: List a0").x
	'assertEqual(List_cons.str,	"List.Cons").x
	assertEqual(List_cons.str,	"Cons :: a0 -&gt; (List a0) -&gt; (List a0)").x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a = applyDC(TypeParam, 0)
	assertEqual(hasType(a, TType), True).x
	
	a = applyDC(TypeParam)
	assertEqual(isFn(a), True).x
	
	a = apply(applyDC(TypeParam), 0)
	assertEqual(hasType(a, TType), True).x
	
	a = applyDC(TypeApp, TList)
	assertEqual(isFn(a), True).x
	a = apply(a, TypeParam(0))
	assertEqual(hasType(a, TType), True).x
	
	a = applyDC(List_cons, 42)
	assertEqual(isFn(a), True).x
	assertEqual(TList_equ(apply(a, nil), List(42)), True).x
	
	a = applyDC(List_cons, 42, nil)
	assertEqual(TList_equ(a, List(42)), True).x
	
	a = applyDC(List_cons)
	assertEqual(isFn(a), True).x
	a = apply(a, 4711)
	assertEqual(isFn(a), True).x
	a = apply(a, nil)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